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general]</text:p>
      <text:p text:style-name="Standard">context=default</text:p>
      <text:p text:style-name="Standard"/>
      <text:p text:style-name="Standard">[6001]</text:p>
      <text:p text:style-name="Standard">type=friend</text:p>
      <text:p text:style-name="Standard">context=from-internal</text:p>
      <text:p text:style-name="Standard">host=dynamic</text:p>
      <text:p text:style-name="Standard">secret=unsecurepassword</text:p>
      <text:p text:style-name="Standard">disallow=all</text:p>
      <text:p text:style-name="Standard">allow=ula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20:39.134403091</meta:creation-date>
    <dc:date>2022-06-10T13:20:47.582340995</dc:date>
    <meta:editing-duration>PT9S</meta:editing-duration>
    <meta:editing-cycles>1</meta:editing-cycles>
    <meta:document-statistic meta:table-count="0" meta:image-count="0" meta:object-count="0" meta:page-count="1" meta:paragraph-count="9" meta:word-count="9" meta:character-count="119" meta:non-whitespace-character-count="119"/>
    <meta:generator>LibreOffice/7.3.3.2$Linux_X86_64 LibreOffice_project/30$Build-2</meta:generator>
  </office:meta>
</office:document-meta>
</file>